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E1000000E1835DDBBE.png" manifest:media-type=""/>
  <manifest:file-entry manifest:full-path="Pictures/1000020100000A36000003CCD55283A6.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fill="none" draw:fill-color="#e6e6e6" draw:textarea-horizontal-align="center" draw:textarea-vertical-align="middle" fo:padding-top="0.013cm" fo:padding-bottom="0.013cm" fo:padding-left="0.013cm" fo:padding-right="0.013cm" draw:shadow="hidden"/>
    </style:style>
    <style:style style:name="gr2"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gr3" style:family="graphic" style:parent-style-name="standard">
      <style:graphic-properties draw:stroke="none" draw:fill="none" draw:fill-color="#ffffff" draw:textarea-horizontal-align="left" draw:textarea-vertical-align="middle" draw:auto-grow-height="true" draw:auto-grow-width="true" fo:min-height="0.424cm" fo:min-width="0cm" fo:padding-top="0cm" fo:padding-bottom="0cm" fo:padding-left="0cm" fo:padding-right="0cm" draw:shadow="hidden"/>
    </style:style>
    <style:style style:name="gr4" style:family="graphic" style:parent-style-name="standard">
      <style:graphic-properties draw:stroke="none" draw:fill="none" draw:fill-color="#ffffff" draw:textarea-horizontal-align="left" draw:textarea-vertical-align="middle" draw:auto-grow-height="true" draw:auto-grow-width="true" fo:min-height="0.425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middle" draw:auto-grow-height="true" draw:auto-grow-width="true" draw:fit-to-size="false" fo:min-height="0.424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center" draw:textarea-vertical-align="middle" draw:auto-grow-height="true" draw:auto-grow-width="true" fo:min-height="0.508cm" fo:min-width="0cm" fo:padding-top="0cm" fo:padding-bottom="0cm" fo:padding-left="0cm" fo:padding-right="0cm" draw:shadow="hidden"/>
    </style:style>
    <style:style style:name="gr7" style:family="graphic" style:parent-style-name="standard">
      <style:graphic-properties draw:stroke="solid" svg:stroke-width="0.05cm" svg:stroke-color="#000000" draw:fill="none" draw:fill-color="#ffffff" draw:textarea-horizontal-align="center" draw:textarea-vertical-align="middle" fo:padding-top="0.025cm" fo:padding-bottom="0.025cm" fo:padding-left="0.025cm" fo:padding-right="0.025cm" draw:shadow="hidden"/>
    </style:style>
    <style:style style:name="gr8" style:family="graphic" style:parent-style-name="standard">
      <style:graphic-properties svg:stroke-width="0.05cm" svg:stroke-color="#000000" draw:marker-start-width="0.275cm" draw:marker-end="Arrow" draw:marker-end-width="0.275cm" draw:textarea-horizontal-align="center" draw:textarea-vertical-align="middle" fo:padding-top="0.025cm" fo:padding-bottom="0.025cm" fo:padding-left="0.025cm" fo:padding-right="0.025cm"/>
    </style:style>
    <style:style style:name="gr9" style:family="graphic" style:parent-style-name="standard">
      <style:graphic-properties draw:stroke="none" svg:stroke-color="#000000" draw:fill="none" draw:fill-color="#ffffff" draw:textarea-horizontal-align="left" draw:auto-grow-height="true" draw:auto-grow-width="true" fo:min-height="0.629cm" fo:min-width="2.585cm"/>
    </style:style>
    <style:style style:name="gr10" style:family="graphic" style:parent-style-name="standard">
      <style:graphic-properties draw:stroke="none" svg:stroke-color="#000000" draw:fill="none" draw:fill-color="#ffffff" draw:textarea-horizontal-align="left" draw:auto-grow-height="true" draw:auto-grow-width="true" fo:min-height="0.584cm" fo:min-width="2.13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767cm"/>
    </style:style>
    <style:style style:name="gr12" style:family="graphic" style:parent-style-name="standard">
      <style:graphic-properties draw:stroke="none" svg:stroke-color="#000000" draw:fill="none" draw:fill-color="#ffffff" draw:textarea-horizontal-align="left" draw:auto-grow-height="true" draw:auto-grow-width="true" fo:min-height="0.715cm" fo:min-width="1.959cm"/>
    </style:style>
    <style:style style:name="gr13" style:family="graphic" style:parent-style-name="standard">
      <style:graphic-properties draw:stroke="none" svg:stroke-color="#000000" draw:fill="none" draw:fill-color="#ffffff" draw:textarea-horizontal-align="left" draw:auto-grow-height="true" draw:auto-grow-width="true" fo:min-height="0.584cm" fo:min-width="2.586cm"/>
    </style:style>
    <style:style style:name="gr14" style:family="graphic" style:parent-style-name="standard">
      <style:graphic-properties draw:stroke="solid" svg:stroke-width="0.03cm" svg:stroke-color="#000000" draw:marker-start-width="0.17cm" draw:marker-end-width="0.17cm" draw:fill="none" draw:fill-color="#ffffff" draw:textarea-horizontal-align="center" draw:textarea-vertical-align="middle" fo:padding-top="0.015cm" fo:padding-bottom="0.015cm" fo:padding-left="0.015cm" fo:padding-right="0.015cm" draw:shadow="hidden"/>
    </style:style>
    <style:style style:name="gr15" style:family="graphic" style:parent-style-name="standard">
      <style:graphic-properties draw:stroke="none" draw:fill="none" draw:fill-color="#ffffff" draw:textarea-horizontal-align="center" draw:textarea-vertical-align="middle" draw:auto-grow-height="true" draw:auto-grow-width="true" fo:min-height="0.509cm" fo:min-width="0cm" fo:padding-top="0cm" fo:padding-bottom="0cm" fo:padding-left="0cm" fo:padding-right="0cm" draw:shadow="hidden"/>
    </style:style>
    <style:style style:name="gr16" style:family="graphic" style:parent-style-name="standard">
      <style:graphic-properties draw:stroke="none" draw:fill="none" draw:fill-color="#ffffff" draw:textarea-horizontal-align="left" draw:textarea-vertical-align="middle" draw:auto-grow-height="true" draw:auto-grow-width="true" fo:min-height="0.508cm" fo:min-width="0cm" fo:padding-top="0cm" fo:padding-bottom="0cm" fo:padding-left="0cm" fo:padding-right="0cm" draw:shadow="hidden"/>
    </style:style>
    <style:style style:name="gr17" style:family="graphic" style:parent-style-name="standard">
      <style:graphic-properties svg:stroke-width="0.03cm" draw:marker-start-width="0.245cm" draw:marker-end-width="0.245cm" draw:fill="none" draw:textarea-horizontal-align="center" draw:textarea-vertical-align="middle" fo:padding-top="0.015cm" fo:padding-bottom="0.015cm" fo:padding-left="0.015cm" fo:padding-right="0.015cm"/>
    </style:style>
    <style:style style:name="gr18"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19" style:family="graphic" style:parent-style-name="standard">
      <style:graphic-properties draw:stroke="solid" svg:stroke-width="0.05cm" svg:stroke-color="#000000" draw:marker-end="msArrowEnd_20_9" draw:marker-end-width="0.35cm" draw:marker-end-center="false" draw:fill="none" draw:fill-color="#ffffff" draw:textarea-horizontal-align="center" draw:textarea-vertical-align="middle" fo:padding-top="0.025cm" fo:padding-bottom="0.025cm" fo:padding-left="0.025cm" fo:padding-right="0.025cm" draw:shadow="hidden"/>
    </style:style>
    <style:style style:name="gr20" style:family="graphic" style:parent-style-name="standard">
      <style:graphic-properties draw:stroke="dash" draw:stroke-dash="Dash_20_5" svg:stroke-width="0.05cm" svg:stroke-color="#000000" draw:marker-start-width="0.157cm" draw:marker-end="Arrowheads_20_12"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21" style:family="graphic" style:parent-style-name="standard">
      <style:graphic-properties draw:stroke="solid" draw:stroke-dash="Dash_20_6" svg:stroke-width="0.05cm" svg:stroke-color="#999999" draw:marker-start-width="0.157cm" draw:marker-end="Arrowheads_20_13"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22"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23" style:family="graphic" style:parent-style-name="standard">
      <style:graphic-properties draw:stroke="solid" svg:stroke-width="0.03cm" svg:stroke-color="#000000" draw:marker-start-width="0.28cm" draw:marker-end-width="0.28cm" draw:fill="none" draw:fill-color="#ffffff" draw:textarea-horizontal-align="center" draw:textarea-vertical-align="middle" fo:padding-top="0.015cm" fo:padding-bottom="0.015cm" fo:padding-left="0.015cm" fo:padding-right="0.015cm" draw:shadow="hidden"/>
    </style:style>
    <style:style style:name="gr24" style:family="graphic" style:parent-style-name="standard">
      <style:graphic-properties draw:stroke="none" draw:fill="none" draw:fill-color="#ffffff" draw:textarea-horizontal-align="left" draw:textarea-vertical-align="middle" draw:auto-grow-height="true" draw:auto-grow-width="true" fo:min-height="0.424cm" fo:min-width="0cm" fo:padding-top="0.128cm" fo:padding-bottom="0.128cm" fo:padding-left="0.256cm" fo:padding-right="0.256cm" draw:shadow="hidden"/>
    </style:style>
    <style:style style:name="gr25" style:family="graphic" style:parent-style-name="standard">
      <style:graphic-properties svg:stroke-width="0.05cm" draw:marker-start-width="0.275cm" draw:marker-end-width="0.275cm" draw:fill="none" draw:textarea-horizontal-align="justify" draw:textarea-vertical-align="middle" draw:auto-grow-height="false" fo:min-height="0cm" fo:min-width="0cm" fo:padding-top="0.025cm" fo:padding-bottom="0.025cm" fo:padding-left="0.025cm" fo:padding-right="0.025cm"/>
    </style:style>
    <style:style style:name="gr26" style:family="graphic" style:parent-style-name="standard">
      <style:graphic-properties draw:stroke="solid" svg:stroke-width="0.05cm" svg:stroke-color="#000000" svg:stroke-opacity="100%" draw:fill="none" draw:fill-color="#ffffff" draw:opacity="100%" draw:textarea-horizontal-align="center" draw:textarea-vertical-align="middle" fo:padding-top="0.025cm" fo:padding-bottom="0.025cm" fo:padding-left="0.025cm" fo:padding-right="0.025cm" draw:shadow="hidden"/>
    </style:style>
    <style:style style:name="gr27" style:family="graphic" style:parent-style-name="standard">
      <style:graphic-properties svg:stroke-width="0.051cm" svg:stroke-color="#000000" draw:marker-start="" draw:marker-start-width="0.153cm" draw:marker-end="Arrowheads_20_17" draw:marker-end-width="0.153cm" draw:textarea-horizontal-align="center" draw:textarea-vertical-align="middle" fo:padding-top="0.15cm" fo:padding-bottom="0.15cm" fo:padding-left="0.275cm" fo:padding-right="0.275cm"/>
    </style:style>
    <style:style style:name="gr28" style:family="graphic" style:parent-style-name="standard">
      <style:graphic-properties svg:stroke-width="0.051cm" svg:stroke-color="#000000" draw:marker-end="Arrow" draw:marker-end-width="0.153cm" draw:textarea-horizontal-align="center" draw:textarea-vertical-align="middle" fo:padding-top="0.15cm" fo:padding-bottom="0.15cm" fo:padding-left="0.275cm" fo:padding-right="0.275cm"/>
    </style:style>
    <style:style style:name="gr29" style:family="graphic" style:parent-style-name="standard">
      <style:graphic-properties draw:stroke="dash" draw:stroke-dash="Fine_20_Dashed_20__28_var_29_" svg:stroke-width="0.051cm" svg:stroke-color="#000000" draw:marker-end="Arrow" draw:marker-end-width="0.153cm" draw:textarea-horizontal-align="center" draw:textarea-vertical-align="middle" fo:padding-top="0.15cm" fo:padding-bottom="0.15cm" fo:padding-left="0.275cm" fo:padding-right="0.275cm"/>
    </style:style>
    <style:style style:name="gr30" style:family="graphic" style:parent-style-name="standard">
      <style:graphic-properties draw:stroke="none" svg:stroke-color="#000000" draw:fill="none" draw:fill-color="#ffffff" draw:textarea-horizontal-align="left" draw:auto-grow-height="true" draw:auto-grow-width="true" fo:min-height="0.584cm" fo:min-width="1.756cm"/>
    </style:style>
    <style:style style:name="gr31" style:family="graphic" style:parent-style-name="standard">
      <style:graphic-properties draw:stroke="dash" draw:stroke-dash="Fine_20_Dashed_20__28_var_29_" svg:stroke-width="0.051cm" svg:stroke-color="#000000" draw:marker-start="Arrow" draw:marker-start-width="0.153cm" draw:marker-end="Arrow" draw:marker-end-width="0.153cm" draw:textarea-horizontal-align="center" draw:textarea-vertical-align="middle" fo:padding-top="0.15cm" fo:padding-bottom="0.15cm" fo:padding-left="0.275cm" fo:padding-right="0.275cm"/>
    </style:style>
    <style:style style:name="gr32" style:family="graphic" style:parent-style-name="standard">
      <style:graphic-properties svg:stroke-width="0.051cm" svg:stroke-color="#808080" draw:marker-start="Arrow" draw:marker-start-width="0.153cm" draw:marker-end="Arrow" draw:marker-end-width="0.153cm" draw:textarea-horizontal-align="center"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0.387cm" fo:min-width="1.959cm"/>
    </style:style>
    <style:style style:name="gr34" style:family="graphic" style:parent-style-name="standard">
      <style:graphic-properties draw:stroke="dash" draw:stroke-dash="Fine_20_Dashed_20__28_var_29_" svg:stroke-width="0.051cm" svg:stroke-color="#000000" draw:marker-start="" draw:marker-start-width="0.153cm" draw:marker-end="Arrow" draw:marker-end-width="0.153cm" draw:textarea-horizontal-align="center"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6" style:family="graphic" style:parent-style-name="standard">
      <style:graphic-properties draw:stroke="none" draw:fill="none" draw:fill-color="#ffffff" draw:textarea-horizontal-align="center" draw:textarea-vertical-align="middle" draw:auto-grow-height="true" draw:auto-grow-width="true" fo:min-height="0.517cm" fo:min-width="0cm" fo:padding-top="0cm" fo:padding-bottom="0cm" fo:padding-left="0cm" fo:padding-right="0cm" draw:shadow="hidden"/>
    </style:style>
    <style:style style:name="gr37" style:family="graphic" style:parent-style-name="standard">
      <style:graphic-properties draw:stroke="solid" svg:stroke-width="0.05cm" svg:stroke-color="#000000" draw:marker-start="Arrowheads_20_15" draw:marker-start-width="0.373cm" draw:marker-start-center="false" draw:marker-end="" draw:marker-end-width="0.223cm" draw:fill="none" draw:fill-color="#ffffff" draw:textarea-horizontal-align="center" draw:textarea-vertical-align="middle" fo:padding-top="0.025cm" fo:padding-bottom="0.025cm" fo:padding-left="0.025cm" fo:padding-right="0.025cm" draw:shadow="hidden"/>
    </style:style>
    <style:style style:name="gr38" style:family="graphic" style:parent-style-name="standard">
      <style:graphic-properties draw:stroke="solid" svg:stroke-width="0.044cm" svg:stroke-color="#000000" draw:marker-start="Arrowheads_20_15" draw:marker-end="" draw:fill="solid" draw:fill-color="#ffffff" draw:textarea-horizontal-align="center" draw:textarea-vertical-align="middle" fo:padding-top="0.022cm" fo:padding-bottom="0.022cm" fo:padding-left="0.022cm" fo:padding-right="0.022cm" draw:shadow="hidden"/>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svg:stroke-width="0.051cm" svg:stroke-color="#808080" draw:marker-start="Arrow" draw:marker-start-width="0.153cm" draw:marker-end="" draw:marker-end-width="0.153cm" draw:textarea-horizontal-align="center" draw:textarea-vertical-align="middle" fo:padding-top="0.15cm" fo:padding-bottom="0.15cm" fo:padding-left="0.275cm" fo:padding-right="0.275cm"/>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graphic-properties style:protect="size"/>
    </style:style>
    <style:style style:name="gr43" style:family="graphic" style:parent-style-name="standard">
      <style:graphic-properties svg:stroke-width="0.051cm" svg:stroke-color="#808080" draw:marker-start="" draw:marker-start-width="0.153cm" draw:marker-end="Arrow" draw:marker-end-width="0.153cm" draw:textarea-horizontal-align="center" draw:textarea-vertical-align="middle" fo:padding-top="0.15cm" fo:padding-bottom="0.15cm" fo:padding-left="0.275cm" fo:padding-right="0.275cm"/>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364cm"/>
    </style:style>
    <style:style style:name="P1" style:family="paragraph">
      <style:paragraph-properties fo:text-align="center"/>
      <style:text-properties fo:color="#000000" fo:font-family="FreeSans" style:font-style-name="Regular" style:font-pitch="variable" style:font-size-asian="24pt" style:font-size-complex="24pt"/>
    </style:style>
    <style:style style:name="P2" style:family="paragraph">
      <style:paragraph-properties fo:text-align="center"/>
      <style:text-properties fo:color="#000000" fo:font-family="FreeSans" style:font-style-name="Regular" style:font-pitch="variable" fo:font-size="24pt" style:font-size-asian="24pt" style:font-size-complex="24pt"/>
    </style:style>
    <style:style style:name="P3" style:family="paragraph">
      <style:paragraph-properties fo:margin-left="0cm" fo:margin-right="0cm" fo:text-indent="0cm" style:punctuation-wrap="simple" style:line-break="normal"/>
    </style:style>
    <style:style style:name="P4"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3.1999998092651pt" fo:font-weight="normal" style:font-size-asian="24pt" style:font-size-complex="24pt"/>
    </style:style>
    <style:style style:name="P5"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9.8999996185303pt" style:font-size-asian="24pt" style:font-size-complex="24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000000" fo:font-family="FreeSans" style:font-style-name="Regular" style:font-pitch="variable" fo:font-size="13.1999998092651pt" style:font-size-asian="24pt" style:font-size-complex="24pt"/>
    </style:style>
    <style:style style:name="P8" style:family="paragraph">
      <style:paragraph-properties fo:margin-left="0cm" fo:margin-right="0cm" fo:text-align="end" fo:text-indent="0cm"/>
    </style:style>
    <style:style style:name="P9" style:family="paragraph">
      <style:paragraph-properties fo:margin-left="0cm" fo:margin-right="0cm" fo:text-align="end" fo:text-indent="0cm"/>
      <style:text-properties fo:color="#000000" fo:font-family="FreeSans" style:font-style-name="Regular" style:font-pitch="variable" fo:font-size="13.1999998092651pt" style:font-size-asian="24pt" style:font-size-complex="24pt"/>
    </style:style>
    <style:style style:name="P10" style:family="paragraph">
      <style:paragraph-properties fo:margin-left="0cm" fo:margin-right="0cm" fo:text-align="center" fo:text-indent="0cm" style:punctuation-wrap="simple" style:line-break="normal" style:writing-mode="lr-tb"/>
      <style:text-properties fo:color="#000000" fo:font-family="FreeSans" style:font-style-name="Regular" style:font-pitch="variable" fo:font-size="19.8999996185303pt" fo:font-weight="normal" style:font-size-asian="24pt" style:font-size-complex="24pt"/>
    </style:style>
    <style:style style:name="P11" style:family="paragraph">
      <style:paragraph-properties fo:margin-left="0cm" fo:margin-right="0cm" fo:text-align="end" fo:text-indent="0cm" style:punctuation-wrap="simple" style:line-break="normal"/>
    </style:style>
    <style:style style:name="P12" style:family="paragraph">
      <style:paragraph-properties fo:text-align="center"/>
    </style:style>
    <style:style style:name="P13" style:family="paragraph">
      <style:text-properties fo:font-size="10pt" fo:font-weight="bold" style:font-size-asian="10pt" style:font-weight-asian="bold" style:font-size-complex="10pt" style:font-weight-complex="bold"/>
    </style:style>
    <style:style style:name="P14" style:family="paragraph">
      <style:text-properties fo:font-size="10pt" style:font-size-asian="10pt" style:font-size-complex="10pt"/>
    </style:style>
    <style:style style:name="T1" style:family="text">
      <style:text-properties fo:color="#000000" fo:font-family="FreeSans" style:font-style-name="Regular" style:font-pitch="variable" fo:font-size="12pt" fo:language="en" fo:country="GB" fo:font-weight="normal" style:font-size-asian="24pt" style:font-size-complex="24pt"/>
    </style:style>
    <style:style style:name="T2" style:family="text">
      <style:text-properties fo:color="#000000" fo:font-family="FreeSans" style:font-style-name="Regular" style:font-pitch="variable" fo:font-size="12pt" fo:language="en" fo:country="GB" fo:font-weight="bold" style:font-size-asian="24pt" style:font-size-complex="24pt"/>
    </style:style>
    <style:style style:name="T3" style:family="text">
      <style:text-properties fo:color="#000000" style:text-position="33% 58%" fo:font-family="FreeSans" style:font-style-name="Regular" style:font-pitch="variable" fo:font-size="12pt" fo:language="en" fo:country="GB" fo:font-weight="bold" style:font-size-asian="24pt" style:font-size-complex="24pt"/>
    </style:style>
    <style:style style:name="T4" style:family="text">
      <style:text-properties fo:color="#000000" style:text-position="-33% 58%" fo:font-family="FreeSans" style:font-style-name="Regular" style:font-pitch="variable" fo:font-size="12pt" fo:language="en" fo:country="GB" fo:font-weight="bold" style:font-size-asian="24pt" style:font-size-complex="24pt"/>
    </style:style>
    <style:style style:name="T5" style:family="text">
      <style:text-properties fo:color="#000000" fo:font-family="FreeSans" style:font-style-name="Regular" style:font-pitch="variable" fo:font-size="12pt" style:font-size-asian="24pt" style:font-size-complex="24pt"/>
    </style:style>
    <style:style style:name="T6" style:family="text">
      <style:text-properties fo:color="#000000" fo:font-family="FreeSans" style:font-style-name="Regular" style:font-pitch="variable" fo:font-size="10pt" fo:language="en" fo:country="GB" fo:font-weight="normal" style:font-size-asian="24pt" style:font-size-complex="24pt"/>
    </style:style>
    <style:style style:name="T7" style:family="text">
      <style:text-properties fo:color="#000000" fo:font-family="FreeSans" style:font-style-name="Regular" style:font-pitch="variable" fo:font-size="5.40000009536743pt" fo:language="en" fo:country="GB" fo:font-weight="normal" style:font-size-asian="12pt" style:font-weight-asian="normal" style:font-size-complex="12pt"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family="'Lucida Grande'" style:font-style-name="Regular" fo:font-size="10pt" fo:font-weight="bold" style:font-family-asian="'Lucida Grande'" style:font-style-name-asian="Regular" style:font-size-asian="10pt" style:font-weight-asian="bold" style:font-family-complex="'Lucida Grande'" style:font-style-name-complex="Regular" style:font-size-complex="10pt" style:font-weight-complex="bold"/>
    </style:style>
    <style:style style:name="T10"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xml:id="id4" draw:id="id4">
          <draw:polygon draw:style-name="gr1" draw:text-style-name="P1" draw:layer="layout" svg:width="4.55cm" svg:height="4.302cm" svg:x="15.322cm" svg:y="8.644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2" draw:text-style-name="P2" draw:layer="layout" svg:x1="15.325cm" svg:y1="9.649cm" svg:x2="19.86cm" svg:y2="9.658cm">
            <text:p/>
          </draw:line>
          <draw:line draw:style-name="gr2" draw:text-style-name="P2" draw:layer="layout" svg:x1="16.43cm" svg:y1="12.95cm" svg:x2="16.433cm" svg:y2="8.642cm">
            <text:p/>
          </draw:line>
          <draw:rect draw:style-name="gr3" draw:text-style-name="P4" draw:layer="layout" svg:width="1.984cm" svg:height="0.582cm" svg:x="16.638cm" svg:y="9.785cm">
            <text:p text:style-name="P3"><text:span text:style-name="T1"/></text:p>
            <text:p text:style-name="P3"><text:span text:style-name="T1">Phosphate</text:span></text:p>
          </draw:rect>
          <draw:rect draw:style-name="gr4" draw:text-style-name="P4" draw:layer="layout" svg:width="1.23cm" svg:height="0.584cm" svg:x="16.638cm" svg:y="10.414cm">
            <text:p text:style-name="P3"><text:span text:style-name="T1"/></text:p>
            <text:p text:style-name="P3"><text:span text:style-name="T1">Nitrate</text:span></text:p>
          </draw:rect>
          <draw:rect draw:style-name="gr4" draw:text-style-name="P4" draw:layer="layout" svg:width="2.14cm" svg:height="0.584cm" svg:x="16.638cm" svg:y="10.934cm">
            <text:p text:style-name="P3"><text:span text:style-name="T1"/></text:p>
            <text:p text:style-name="P3"><text:span text:style-name="T1">Ammonium</text:span></text:p>
          </draw:rect>
          <draw:rect draw:style-name="gr5" draw:text-style-name="P4" draw:layer="layout" svg:width="1.792cm" svg:height="0.583cm" svg:x="16.638cm" svg:y="11.561cm">
            <text:p text:style-name="P3"><text:span text:style-name="T1"/></text:p>
            <text:p text:style-name="P3"><text:span text:style-name="T1">Silicate</text:span></text:p>
          </draw:rect>
          <draw:rect draw:style-name="gr6" draw:text-style-name="P5" draw:layer="layout" svg:width="0.335cm" svg:height="0.697cm" svg:x="15.699cm" svg:y="8.873cm">
            <text:p text:style-name="P3"><text:span text:style-name="T2">N</text:span></text:p>
          </draw:rect>
          <draw:rect draw:style-name="gr6" draw:text-style-name="P5" draw:layer="layout" svg:width="3.536cm" svg:height="0.697cm" svg:x="16.43cm" svg:y="8.873cm">
            <text:p text:style-name="P3"><text:span text:style-name="T2">Inorg. Nutrients</text:span></text:p>
          </draw:rect>
          <draw:rect draw:style-name="gr6" draw:text-style-name="P5" draw:layer="layout" svg:width="0.714cm" svg:height="0.697cm" svg:x="15.499cm" svg:y="9.683cm">
            <text:p text:style-name="P3"><text:span text:style-name="T2"/></text:p>
            <text:p text:style-name="P3"><text:span text:style-name="T2">N</text:span><text:span text:style-name="T3">(1)</text:span></text:p>
          </draw:rect>
          <draw:rect draw:style-name="gr6" draw:text-style-name="P5" draw:layer="layout" svg:width="0.714cm" svg:height="0.698cm" svg:x="15.499cm" svg:y="10.3cm">
            <text:p text:style-name="P3"><text:span text:style-name="T2"/></text:p>
            <text:p text:style-name="P3"><text:span text:style-name="T2">N</text:span><text:span text:style-name="T3">(3)</text:span></text:p>
          </draw:rect>
          <draw:rect draw:style-name="gr6" draw:text-style-name="P5" draw:layer="layout" svg:width="0.714cm" svg:height="0.698cm" svg:x="15.499cm" svg:y="11.447cm">
            <text:p text:style-name="P3"><text:span text:style-name="T2"/></text:p>
            <text:p text:style-name="P3"><text:span text:style-name="T2">N</text:span><text:span text:style-name="T3">(5)</text:span></text:p>
          </draw:rect>
          <draw:rect draw:style-name="gr6" draw:text-style-name="P5" draw:layer="layout" svg:width="0.714cm" svg:height="0.698cm" svg:x="15.499cm" svg:y="10.885cm">
            <text:p text:style-name="P3"><text:span text:style-name="T2"/></text:p>
            <text:p text:style-name="P3"><text:span text:style-name="T2">N</text:span><text:span text:style-name="T3">(4)</text:span></text:p>
          </draw:rect>
          <draw:rect draw:style-name="gr5" draw:text-style-name="P4" draw:layer="layout" svg:width="1.792cm" svg:height="0.583cm" svg:x="16.639cm" svg:y="12.161cm">
            <text:p text:style-name="P3"><text:span text:style-name="T1"/></text:p>
            <text:p text:style-name="P3"><text:span text:style-name="T1">Bioav. Iron</text:span></text:p>
          </draw:rect>
          <draw:rect draw:style-name="gr6" draw:text-style-name="P5" draw:layer="layout" svg:width="0.714cm" svg:height="0.698cm" svg:x="15.5cm" svg:y="12.047cm">
            <text:p text:style-name="P3"><text:span text:style-name="T2"/></text:p>
            <text:p text:style-name="P3"><text:span text:style-name="T2">N</text:span><text:span text:style-name="T3">(7)</text:span></text:p>
          </draw:rect>
        </draw:g>
        <draw:line draw:style-name="gr7" draw:text-style-name="P2" draw:layer="layout" svg:x1="9.812cm" svg:y1="9.363cm" svg:x2="9.826cm" svg:y2="13.138cm">
          <text:p/>
        </draw:line>
        <draw:line draw:style-name="gr7" draw:text-style-name="P2" draw:layer="layout" svg:x1="8.781cm" svg:y1="10.367cm" svg:x2="13.104cm" svg:y2="10.367cm">
          <text:p/>
        </draw:line>
        <draw:rect draw:style-name="gr3" draw:text-style-name="P4" draw:layer="layout" svg:width="1.531cm" svg:height="0.663cm" svg:x="10.062cm" svg:y="10.438cm">
          <text:p text:style-name="P3"><text:span text:style-name="T1">Diatoms</text:span></text:p>
        </draw:rect>
        <draw:rect draw:style-name="gr6" draw:text-style-name="P5" draw:layer="layout" svg:width="0.778cm" svg:height="0.793cm" svg:x="8.935cm" svg:y="11.046cm">
          <text:p text:style-name="P3"><text:span text:style-name="T2">P</text:span><text:span text:style-name="T4">i</text:span><text:span text:style-name="T3">(2)</text:span></text:p>
        </draw:rect>
        <draw:rect draw:style-name="gr6" draw:text-style-name="P5" draw:layer="layout" svg:width="0.778cm" svg:height="0.793cm" svg:x="8.935cm" svg:y="11.647cm">
          <text:p text:style-name="P3"><text:span text:style-name="T2">P</text:span><text:span text:style-name="T4">i</text:span><text:span text:style-name="T3">(3)</text:span></text:p>
        </draw:rect>
        <draw:ellipse draw:style-name="gr8" draw:text-style-name="P1" draw:layer="layout" svg:width="1.026cm" svg:height="0.982cm" svg:x="12.918cm" svg:y="2.127cm" draw:kind="arc" draw:start-angle="267.55" draw:end-angle="181.84">
          <text:p/>
        </draw:ellipse>
        <draw:frame draw:style-name="gr9" draw:text-style-name="P7" draw:layer="layout" svg:width="3.372cm" svg:height="0.879cm" draw:transform="rotate (0.00331612557878923) translate (12.223cm 8.457cm)">
          <draw:text-box>
            <text:p text:style-name="P6"><text:span text:style-name="T5">Photosynthesis</text:span></text:p>
          </draw:text-box>
        </draw:frame>
        <draw:frame draw:style-name="gr10" draw:text-style-name="P7" draw:layer="layout" svg:width="2.64cm" svg:height="0.834cm" svg:x="13.155cm" svg:y="4.396cm">
          <draw:text-box>
            <text:p text:style-name="P6"><text:span text:style-name="T5">Respiration</text:span></text:p>
          </draw:text-box>
        </draw:frame>
        <draw:frame draw:style-name="gr11" draw:text-style-name="P9" draw:layer="layout" svg:width="2.382cm" svg:height="1.661cm" svg:x="4.874cm" svg:y="8.039cm">
          <draw:text-box>
            <text:p text:style-name="P8"><text:span text:style-name="T5">Exudation</text:span></text:p>
            <text:p text:style-name="P8"><text:span text:style-name="T5">Lysis</text:span></text:p>
            <text:p text:style-name="P8"><text:span text:style-name="T5"/></text:p>
          </draw:text-box>
        </draw:frame>
        <draw:frame draw:style-name="gr12" draw:text-style-name="P7" draw:layer="layout" svg:width="3.512cm" svg:height="0.965cm" svg:x="8.885cm" svg:y="13.574cm">
          <draw:text-box>
            <text:p text:style-name="P6"><text:span text:style-name="T5">Uptake/Release</text:span></text:p>
          </draw:text-box>
        </draw:frame>
        <draw:g xml:id="id3" draw:id="id3">
          <draw:polygon draw:style-name="gr7" draw:text-style-name="P1" draw:layer="layout" svg:width="5.085cm" svg:height="2.06cm" svg:x="1.57cm" svg:y="9.678cm" svg:viewBox="0 0 5086 2061" draw:points="0,0 5086,0 5086,2061 0,2061">
            <text:p/>
          </draw:polygon>
          <draw:line draw:style-name="gr7" draw:text-style-name="P2" draw:layer="layout" svg:x1="2.733cm" svg:y1="9.678cm" svg:x2="2.733cm" svg:y2="11.743cm">
            <text:p/>
          </draw:line>
          <draw:line draw:style-name="gr7" draw:text-style-name="P2" draw:layer="layout" svg:x1="1.57cm" svg:y1="10.325cm" svg:x2="6.662cm" svg:y2="10.325cm">
            <text:p/>
          </draw:line>
          <draw:rect draw:style-name="gr6" draw:text-style-name="P5" draw:layer="layout" svg:width="0.363cm" svg:height="0.559cm" svg:x="1.986cm" svg:y="9.669cm">
            <text:p text:style-name="P3"><text:span text:style-name="T2">B</text:span></text:p>
          </draw:rect>
          <draw:rect draw:style-name="gr6" draw:text-style-name="P5" draw:layer="layout" svg:width="4.12cm" svg:height="0.559cm" svg:x="2.597cm" svg:y="9.759cm">
            <text:p text:style-name="P3"><text:span text:style-name="T2">Bacterioplankton</text:span></text:p>
          </draw:rect>
          <draw:rect draw:style-name="gr3" draw:text-style-name="P4" draw:layer="layout" svg:width="3.227cm" svg:height="0.576cm" svg:x="2.982cm" svg:y="10.731cm">
            <text:p text:style-name="P3"><text:span text:style-name="T1">Aerobic and</text:span></text:p>
            <text:p text:style-name="P3"><text:span text:style-name="T1">Anaerobic bacteria</text:span></text:p>
          </draw:rect>
          <draw:rect draw:style-name="gr6" draw:text-style-name="P5" draw:layer="layout" svg:width="0.778cm" svg:height="0.739cm" svg:x="1.802cm" svg:y="10.559cm">
            <text:p text:style-name="P3"><text:span text:style-name="T2">B</text:span><text:span text:style-name="T4">i</text:span><text:span text:style-name="T3">(1)</text:span></text:p>
          </draw:rect>
        </draw:g>
        <draw:frame draw:style-name="gr13" draw:text-style-name="P7" draw:layer="layout" svg:width="3.086cm" svg:height="0.834cm" svg:x="12.209cm" svg:y="1.51cm">
          <draw:text-box>
            <text:p text:style-name="P6"><text:span text:style-name="T5">Predation</text:span></text:p>
          </draw:text-box>
        </draw:frame>
        <draw:line draw:style-name="gr14" draw:text-style-name="P2" draw:layer="layout" svg:x1="2.37cm" svg:y1="3.663cm" svg:x2="2.362cm" svg:y2="6.621cm">
          <text:p/>
        </draw:line>
        <draw:line draw:style-name="gr14" draw:text-style-name="P2" draw:layer="layout" svg:x1="1.3cm" svg:y1="4.475cm" svg:x2="6.211cm" svg:y2="4.469cm">
          <text:p/>
        </draw:line>
        <draw:rect draw:style-name="gr15" draw:text-style-name="P5" draw:layer="layout" svg:width="0.335cm" svg:height="0.56cm" svg:x="1.696cm" svg:y="3.767cm">
          <text:p text:style-name="P3"><text:span text:style-name="T2">R</text:span></text:p>
        </draw:rect>
        <draw:rect draw:style-name="gr16" draw:text-style-name="P5" draw:layer="layout" svg:width="3.291cm" svg:height="0.559cm" svg:x="2.569cm" svg:y="3.743cm">
          <text:p text:style-name="P3"><text:span text:style-name="T2">Organic Matter</text:span></text:p>
        </draw:rect>
        <draw:rect draw:style-name="gr3" draw:text-style-name="P4" draw:layer="layout" svg:width="1.83cm" svg:height="0.467cm" svg:x="2.56cm" svg:y="4.602cm">
          <text:p text:style-name="P3"><text:span text:style-name="T1">Labile DOM</text:span></text:p>
        </draw:rect>
        <draw:rect draw:style-name="gr6" draw:text-style-name="P5" draw:layer="layout" svg:width="0.801cm" svg:height="0.559cm" svg:x="1.424cm" svg:y="4.554cm">
          <text:p text:style-name="P3"><text:span text:style-name="T2">R</text:span><text:span text:style-name="T4">i</text:span><text:span text:style-name="T3">(1)</text:span></text:p>
        </draw:rect>
        <draw:rect draw:style-name="gr6" draw:text-style-name="P5" draw:layer="layout" svg:width="0.801cm" svg:height="0.559cm" svg:x="1.434cm" svg:y="5.542cm">
          <text:p text:style-name="P3"><text:span text:style-name="T2">R</text:span><text:span text:style-name="T4">i</text:span><text:span text:style-name="T3">(3)</text:span></text:p>
        </draw:rect>
        <draw:rect draw:style-name="gr17" draw:text-style-name="P1" xml:id="id2" draw:id="id2" draw:layer="layout" svg:width="4.918cm" svg:height="2.975cm" svg:x="1.293cm" svg:y="3.646cm">
          <text:p/>
        </draw:rect>
        <draw:rect draw:style-name="gr3" draw:text-style-name="P4" draw:layer="layout" svg:width="1.83cm" svg:height="0.467cm" svg:x="2.561cm" svg:y="5.605cm">
          <text:p text:style-name="P3"><text:span text:style-name="T1">Semi-refract. DOM</text:span></text:p>
        </draw:rect>
        <draw:rect draw:style-name="gr18" draw:text-style-name="P10" draw:layer="layout" svg:width="2.79cm" svg:height="1.22cm" svg:x="10.169cm" svg:y="13.991cm">
          <text:p text:style-name="P3"><text:span text:style-name="T6">Organic matter </text:span></text:p>
          <text:p text:style-name="P3"><text:span text:style-name="T6">flow (C,N,P,...)</text:span></text:p>
        </draw:rect>
        <draw:line draw:style-name="gr19" draw:text-style-name="P2" draw:layer="layout" svg:x1="10.45cm" svg:y1="15.357cm" svg:x2="12.463cm" svg:y2="15.357cm">
          <text:p/>
        </draw:line>
        <draw:line draw:style-name="gr20" draw:text-style-name="P2" draw:layer="layout" svg:x1="13.4cm" svg:y1="15.357cm" svg:x2="15.412cm" svg:y2="15.357cm">
          <text:p/>
        </draw:line>
        <draw:line draw:style-name="gr21" draw:text-style-name="P2" draw:layer="layout" svg:x1="10.419cm" svg:y1="16.975cm" svg:x2="12.431cm" svg:y2="16.975cm">
          <text:p/>
        </draw:line>
        <draw:rect draw:style-name="gr18" draw:text-style-name="P10" draw:layer="layout" svg:width="3.972cm" svg:height="1.22cm" svg:x="12.618cm" svg:y="13.991cm">
          <text:p text:style-name="P3"><text:span text:style-name="T6">Inorganic nutrient </text:span></text:p>
          <text:p text:style-name="P3"><text:span text:style-name="T6">flow (N,P,...)</text:span></text:p>
        </draw:rect>
        <draw:rect draw:style-name="gr18" draw:text-style-name="P10" draw:layer="layout" svg:width="2.348cm" svg:height="1.22cm" svg:x="10.026cm" svg:y="15.609cm">
          <text:p text:style-name="P3"><text:span text:style-name="T6">Gas </text:span></text:p>
          <text:p text:style-name="P3"><text:span text:style-name="T6">exchange</text:span></text:p>
        </draw:rect>
        <draw:rect draw:style-name="gr22" draw:text-style-name="P10" draw:layer="layout" svg:width="2.348cm" svg:height="1.22cm" svg:x="10.326cm" svg:y="15.604cm">
          <text:p/>
        </draw:rect>
        <draw:g>
          <draw:g>
            <draw:polygon draw:style-name="gr23" draw:text-style-name="P1" draw:layer="layout" svg:width="2.213cm" svg:height="1.282cm" svg:x="4.386cm" svg:y="15.203cm" svg:viewBox="0 0 2214 1283" draw:points="0,0 2214,0 2214,1283 0,1283">
              <text:p/>
            </draw:polygon>
            <draw:line draw:style-name="gr23" draw:text-style-name="P2" draw:layer="layout" svg:x1="4.83cm" svg:y1="15.203cm" svg:x2="4.83cm" svg:y2="16.49cm">
              <text:p/>
            </draw:line>
            <draw:line draw:style-name="gr23" draw:text-style-name="P2" draw:layer="layout" svg:x1="4.386cm" svg:y1="15.459cm" svg:x2="6.605cm" svg:y2="15.459cm">
              <text:p/>
            </draw:line>
          </draw:g>
        </draw:g>
        <draw:g>
          <draw:g>
            <draw:polygon draw:style-name="gr1" draw:text-style-name="P1" draw:layer="layout" svg:width="2.119cm" svg:height="1.363cm" svg:x="7.495cm" svg:y="15.163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1" draw:text-style-name="P2" draw:layer="layout" svg:x1="7.495cm" svg:y1="15.439cm" svg:x2="9.619cm" svg:y2="15.439cm">
              <text:p/>
            </draw:line>
            <draw:line draw:style-name="gr1" draw:text-style-name="P2" draw:layer="layout" svg:x1="7.873cm" svg:y1="16.532cm" svg:x2="7.873cm" svg:y2="15.163cm">
              <text:p/>
            </draw:line>
          </draw:g>
        </draw:g>
        <draw:rect draw:style-name="gr24" draw:text-style-name="P10" draw:layer="layout" svg:width="3.598cm" svg:height="0.75cm" svg:x="4.118cm" svg:y="14.35cm">
          <text:p text:style-name="P3"><text:span text:style-name="T6">Non-living Organic</text:span></text:p>
        </draw:rect>
        <draw:g>
          <draw:g>
            <draw:polygon draw:style-name="gr7" draw:text-style-name="P1" draw:layer="layout" svg:width="2.213cm" svg:height="1.282cm" svg:x="1.569cm" svg:y="15.204cm" svg:viewBox="0 0 2214 1283" draw:points="0,0 2214,0 2214,1283 0,1283">
              <text:p/>
            </draw:polygon>
            <draw:line draw:style-name="gr7" draw:text-style-name="P2" draw:layer="layout" svg:x1="2.013cm" svg:y1="15.204cm" svg:x2="2.013cm" svg:y2="16.491cm">
              <text:p/>
            </draw:line>
            <draw:line draw:style-name="gr7" draw:text-style-name="P2" draw:layer="layout" svg:x1="1.569cm" svg:y1="15.46cm" svg:x2="3.788cm" svg:y2="15.46cm">
              <text:p/>
            </draw:line>
          </draw:g>
        </draw:g>
        <draw:rect draw:style-name="gr24" draw:text-style-name="P10" draw:layer="layout" svg:width="3.598cm" svg:height="0.75cm" svg:x="1.302cm" svg:y="14.35cm">
          <text:p text:style-name="P3"><text:span text:style-name="T6">Living Organic</text:span></text:p>
        </draw:rect>
        <draw:rect draw:style-name="gr24" draw:text-style-name="P10" draw:layer="layout" svg:width="3.598cm" svg:height="0.751cm" svg:x="7.236cm" svg:y="14.361cm">
          <text:p text:style-name="P3"><text:span text:style-name="T6">Inorganic</text:span></text:p>
        </draw:rect>
        <draw:rect draw:style-name="gr18" draw:text-style-name="P10" draw:layer="layout" svg:width="2.348cm" svg:height="1.22cm" svg:x="12.474cm" svg:y="15.896cm">
          <text:p text:style-name="P11"><text:span text:style-name="T6"><text:s text:c="15"/></text:span><text:span text:style-name="T6">Boundary flux</text:span></text:p>
          <text:p text:style-name="P11"><text:span text:style-name="T6"><text:s text:c="15"/></text:span><text:span text:style-name="T6">(atmosphere-ocean)</text:span></text:p>
          <text:p text:style-name="P11"><text:span text:style-name="T6"><text:s text:c="15"/></text:span><text:span text:style-name="T6">(land-ocean)</text:span></text:p>
          <text:p text:style-name="P11"><text:span text:style-name="T6"><text:tab/></text:span><text:span text:style-name="T6"> <text:s/></text:span><text:span text:style-name="T6">(sediment-ocean)</text:span></text:p>
        </draw:rect>
        <draw:custom-shape draw:style-name="gr25" draw:text-style-name="P12" draw:layer="layout" svg:width="0.688cm" svg:height="0.929cm" svg:x="16.02cm" svg:y="15.9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5" draw:id="id5">
          <draw:polygon draw:style-name="gr1" draw:text-style-name="P1" draw:layer="layout" svg:width="4.419cm" svg:height="3.021cm" svg:x="15.597cm" svg:y="2.93cm" svg:viewBox="0 0 4420 3022" draw:points="3980,0 4062,3 4146,23 4227,49 4293,87 4350,130 4385,189 4414,244 4420,301 4420,2717 4414,2775 4385,2831 4350,2886 4293,2931 4227,2969 4146,2996 4062,3015 3980,3022 441,3022 358,3015 274,2996 193,2969 127,2931 73,2886 34,2831 6,2775 0,2717 0,301 6,244 34,189 73,130 127,87 193,49 274,23 358,3 441,0">
            <text:p/>
          </draw:polygon>
          <draw:line draw:style-name="gr2" draw:text-style-name="P2" draw:layer="layout" svg:x1="15.597cm" svg:y1="3.701cm" svg:x2="20.019cm" svg:y2="3.701cm">
            <text:p/>
          </draw:line>
          <draw:rect draw:style-name="gr6" draw:text-style-name="P5" draw:layer="layout" svg:width="0.365cm" svg:height="0.715cm" svg:x="15.95cm" svg:y="3.017cm">
            <text:p text:style-name="P3"><text:span text:style-name="T2">O</text:span></text:p>
          </draw:rect>
          <draw:rect draw:style-name="gr6" draw:text-style-name="P5" draw:layer="layout" svg:width="3.728cm" svg:height="0.715cm" svg:x="16.363cm" svg:y="3.017cm">
            <text:p text:style-name="P3"><text:span text:style-name="T2">Inorganic</text:span></text:p>
          </draw:rect>
          <draw:line draw:style-name="gr2" draw:text-style-name="P2" draw:layer="layout" svg:x1="16.41cm" svg:y1="2.94cm" svg:x2="16.412cm" svg:y2="5.955cm">
            <text:p/>
          </draw:line>
          <draw:rect draw:style-name="gr3" draw:text-style-name="P4" draw:layer="layout" svg:width="3.122cm" svg:height="0.596cm" svg:x="16.643cm" svg:y="3.764cm">
            <text:p text:style-name="P3"><text:span text:style-name="T1">Oxygen</text:span></text:p>
          </draw:rect>
          <draw:rect draw:style-name="gr6" draw:text-style-name="P5" draw:layer="layout" svg:width="0.713cm" svg:height="0.712cm" svg:x="15.597cm" svg:y="3.731cm">
            <text:p text:style-name="P3"><text:span text:style-name="T2">O</text:span><text:span text:style-name="T3">(2)</text:span></text:p>
          </draw:rect>
          <draw:rect draw:style-name="gr3" draw:text-style-name="P4" draw:layer="layout" svg:width="3.121cm" svg:height="0.65cm" svg:x="16.643cm" svg:y="4.295cm">
            <text:p text:style-name="P3"><text:span text:style-name="T1">Carbon dioxide</text:span></text:p>
          </draw:rect>
          <draw:rect draw:style-name="gr6" draw:text-style-name="P5" draw:layer="layout" svg:width="0.715cm" svg:height="0.779cm" svg:x="15.597cm" svg:y="4.204cm">
            <text:p text:style-name="P3"><text:span text:style-name="T2">O</text:span><text:span text:style-name="T3">(3)</text:span></text:p>
          </draw:rect>
          <draw:rect draw:style-name="gr3" draw:text-style-name="P4" draw:layer="layout" svg:width="3.121cm" svg:height="0.65cm" svg:x="16.643cm" svg:y="4.833cm">
            <text:p text:style-name="P3"><text:span text:style-name="T1">Alkalinity</text:span></text:p>
          </draw:rect>
          <draw:rect draw:style-name="gr6" draw:text-style-name="P5" draw:layer="layout" svg:width="0.715cm" svg:height="0.778cm" svg:x="15.639cm" svg:y="4.705cm">
            <text:p text:style-name="P3"><text:span text:style-name="T2">O</text:span><text:span text:style-name="T7">h</text:span><text:span text:style-name="T3">(3)</text:span></text:p>
          </draw:rect>
          <draw:rect draw:style-name="gr3" draw:text-style-name="P4" draw:layer="layout" svg:width="3.121cm" svg:height="0.65cm" svg:x="16.643cm" svg:y="5.296cm">
            <text:p text:style-name="P3"><text:span text:style-name="T1">Reduction Equiv.</text:span></text:p>
          </draw:rect>
          <draw:rect draw:style-name="gr6" draw:text-style-name="P5" draw:layer="layout" svg:width="0.715cm" svg:height="0.779cm" svg:x="15.639cm" svg:y="5.267cm">
            <text:p text:style-name="P3"><text:span text:style-name="T2">N</text:span><text:span text:style-name="T3">(6)</text:span></text:p>
          </draw:rect>
        </draw:g>
        <draw:g xml:id="id6" draw:id="id6">
          <draw:rect draw:style-name="gr6" draw:text-style-name="P5" draw:layer="layout" svg:width="0.287cm" svg:height="0.559cm" svg:x="8.826cm" svg:y="2.695cm">
            <text:p text:style-name="P3"><text:span text:style-name="T2">Z</text:span></text:p>
          </draw:rect>
          <draw:polygon draw:style-name="gr26" draw:text-style-name="P1" draw:layer="layout" svg:width="4.911cm" svg:height="3.538cm" svg:x="8.443cm" svg:y="2.627cm" svg:viewBox="0 0 4912 3539" draw:points="0,0 4912,0 4912,3539 0,3539">
            <text:p/>
          </draw:polygon>
          <draw:line draw:style-name="gr7" draw:text-style-name="P2" draw:layer="layout" svg:x1="9.516cm" svg:y1="2.627cm" svg:x2="9.516cm" svg:y2="6.094cm">
            <text:p/>
          </draw:line>
          <draw:line draw:style-name="gr7" draw:text-style-name="P2" draw:layer="layout" svg:x1="8.443cm" svg:y1="3.322cm" svg:x2="13.36cm" svg:y2="3.322cm">
            <text:p/>
          </draw:line>
          <draw:rect draw:style-name="gr3" draw:text-style-name="P4" draw:layer="layout" svg:width="2.548cm" svg:height="0.467cm" svg:x="9.72cm" svg:y="5.22cm">
            <text:p text:style-name="P3"><text:span text:style-name="T1">Heterotrophic</text:span></text:p>
          </draw:rect>
          <draw:rect draw:style-name="gr4" draw:text-style-name="P4" draw:layer="layout" svg:width="2.818cm" svg:height="0.468cm" svg:x="9.72cm" svg:y="5.564cm">
            <text:p text:style-name="P3"><text:span text:style-name="T1">nanoflagellates</text:span></text:p>
          </draw:rect>
          <draw:rect draw:style-name="gr6" draw:text-style-name="P5" draw:layer="layout" svg:width="4cm" svg:height="0.559cm" svg:x="9.381cm" svg:y="2.705cm">
            <text:p text:style-name="P3"><text:span text:style-name="T2">Zooplankton</text:span></text:p>
          </draw:rect>
          <draw:rect draw:style-name="gr6" draw:text-style-name="P5" draw:layer="layout" svg:width="0.753cm" svg:height="0.559cm" svg:x="8.535cm" svg:y="4.646cm">
            <text:p text:style-name="P3"><text:span text:style-name="T2">Z</text:span><text:span text:style-name="T4">i</text:span><text:span text:style-name="T3">(5)</text:span></text:p>
          </draw:rect>
          <draw:rect draw:style-name="gr6" draw:text-style-name="P5" draw:layer="layout" svg:width="0.753cm" svg:height="0.559cm" svg:x="8.535cm" svg:y="5.381cm">
            <text:p text:style-name="P3"><text:span text:style-name="T2">Z</text:span><text:span text:style-name="T4">i</text:span><text:span text:style-name="T3">(6)</text:span></text:p>
          </draw:rect>
          <draw:rect draw:style-name="gr3" draw:text-style-name="P4" draw:layer="layout" svg:width="2.548cm" svg:height="0.467cm" svg:x="9.72cm" svg:y="4.628cm">
            <text:p text:style-name="P3"><text:span text:style-name="T1">Microzooplankton</text:span></text:p>
          </draw:rect>
          <draw:rect draw:style-name="gr6" draw:text-style-name="P5" draw:layer="layout" svg:width="0.753cm" svg:height="0.486cm" svg:x="8.535cm" svg:y="4.109cm">
            <text:p text:style-name="P3"><text:span text:style-name="T2">Z</text:span><text:span text:style-name="T4">i</text:span><text:span text:style-name="T3">(4)</text:span></text:p>
          </draw:rect>
          <draw:rect draw:style-name="gr3" draw:text-style-name="P4" draw:layer="layout" svg:width="2.408cm" svg:height="0.467cm" svg:x="9.72cm" svg:y="4.102cm">
            <text:p text:style-name="P3"><text:span text:style-name="T1">Omnivorous Meso.</text:span></text:p>
          </draw:rect>
          <draw:rect draw:style-name="gr6" draw:text-style-name="P5" draw:layer="layout" svg:width="0.753cm" svg:height="0.486cm" svg:x="8.536cm" svg:y="3.51cm">
            <text:p text:style-name="P3"><text:span text:style-name="T2">Z</text:span><text:span text:style-name="T4">i</text:span><text:span text:style-name="T3">(4)</text:span></text:p>
          </draw:rect>
          <draw:rect draw:style-name="gr3" draw:text-style-name="P4" draw:layer="layout" svg:width="2.408cm" svg:height="0.467cm" svg:x="9.721cm" svg:y="3.503cm">
            <text:p text:style-name="P3"><text:span text:style-name="T1">Carnivorous Meso.</text:span></text:p>
          </draw:rect>
        </draw:g>
        <draw:connector draw:style-name="gr27" draw:text-style-name="P12" draw:layer="layout" draw:line-skew="-0.408cm" svg:x1="8.781cm" svg:y1="11.25cm" svg:x2="6.211cm" svg:y2="5.133cm" draw:start-shape="id1" draw:start-glue-point="3" draw:end-shape="id2" svg:d="m8781 11250h-1698v-6117h-872" svg:viewBox="0 0 2571 6118">
          <text:p/>
        </draw:connector>
        <draw:line draw:style-name="gr28" draw:text-style-name="P12" draw:layer="layout" svg:x1="10.142cm" svg:y1="9.363cm" svg:x2="10.138cm" svg:y2="6.166cm">
          <text:p/>
        </draw:line>
        <draw:line draw:style-name="gr29" draw:text-style-name="P12" draw:layer="layout" svg:x1="15.235cm" svg:y1="10.789cm" svg:x2="13.217cm" svg:y2="10.789cm">
          <text:p/>
        </draw:line>
        <draw:frame draw:style-name="gr30" draw:text-style-name="P7" draw:layer="layout" svg:width="2.256cm" svg:height="0.834cm" svg:x="13.64cm" svg:y="10.111cm">
          <draw:text-box>
            <text:p text:style-name="P6"><text:span text:style-name="T5">Uptake</text:span></text:p>
          </draw:text-box>
        </draw:frame>
        <draw:connector draw:style-name="gr31" draw:text-style-name="P12" draw:layer="layout" svg:x1="4.143cm" svg:y1="11.743cm" svg:x2="17.644cm" svg:y2="12.95cm" draw:start-shape="id3" draw:start-glue-point="2" draw:end-shape="id4" svg:d="m4143 11743v1720h13501v-513" svg:viewBox="0 0 13502 1721">
          <text:p/>
        </draw:connector>
        <draw:connector draw:style-name="gr32" draw:text-style-name="P12" draw:layer="layout" svg:x1="4.143cm" svg:y1="9.669cm" svg:x2="17.844cm" svg:y2="5.955cm" draw:start-shape="id3" draw:start-glue-point="0" draw:end-shape="id5" draw:end-glue-point="2" svg:d="m4143 9669v-1858h13701v-1856" svg:viewBox="0 0 13702 3715">
          <text:p/>
        </draw:connector>
        <draw:frame draw:style-name="gr10" draw:text-style-name="P7" draw:layer="layout" svg:width="2.64cm" svg:height="0.834cm" svg:x="17.64cm" svg:y="6.196cm">
          <draw:text-box>
            <text:p text:style-name="P6"><text:span text:style-name="T5">Respiration</text:span></text:p>
          </draw:text-box>
        </draw:frame>
        <draw:connector draw:style-name="gr28" draw:text-style-name="P12" draw:layer="layout" svg:x1="6.717cm" svg:y1="10.706cm" svg:x2="8.443cm" svg:y2="4.396cm" draw:start-shape="id3" draw:end-shape="id6" svg:d="m6717 10706h851v-6310h875" svg:viewBox="0 0 1727 6311">
          <text:p/>
        </draw:connector>
        <draw:line draw:style-name="gr28" draw:text-style-name="P12" draw:layer="layout" svg:x1="1.745cm" svg:y1="6.621cm" svg:x2="1.729cm" svg:y2="9.669cm">
          <text:p/>
        </draw:line>
        <draw:frame draw:style-name="gr30" draw:text-style-name="P7" draw:layer="layout" svg:width="2.256cm" svg:height="0.834cm" svg:x="1.583cm" svg:y="6.841cm">
          <draw:text-box>
            <text:p text:style-name="P6"><text:span text:style-name="T5">Uptake</text:span></text:p>
          </draw:text-box>
        </draw:frame>
        <draw:frame draw:style-name="gr30" draw:text-style-name="P9" draw:layer="layout" svg:width="2.314cm" svg:height="0.834cm" draw:transform="rotate (1.5707963267949) translate (7.666cm 7.638cm)">
          <draw:text-box>
            <text:p text:style-name="P8"><text:span text:style-name="T5">Predation</text:span></text:p>
          </draw:text-box>
        </draw:frame>
        <draw:connector draw:style-name="gr29" draw:text-style-name="P12" draw:layer="layout" svg:x1="12.212cm" svg:y1="6.166cm" svg:x2="18.644cm" svg:y2="8.642cm" svg:d="m12212 6166v1244h6432v1232" svg:viewBox="0 0 6433 2477">
          <text:p/>
        </draw:connector>
        <draw:frame draw:style-name="gr12" draw:text-style-name="P7" draw:layer="layout" svg:width="2.459cm" svg:height="0.965cm" svg:x="14.412cm" svg:y="6.781cm">
          <draw:text-box>
            <text:p text:style-name="P6"><text:span text:style-name="T5">Release</text:span></text:p>
          </draw:text-box>
        </draw:frame>
        <draw:connector draw:style-name="gr28" draw:text-style-name="P12" draw:layer="layout" draw:line-skew="0.151cm" svg:x1="10.912cm" svg:y1="2.627cm" svg:x2="3.752cm" svg:y2="3.646cm" draw:start-shape="id6" draw:start-glue-point="0" svg:d="m10912 2627v-374h-7160v1393" svg:viewBox="0 0 7161 1394">
          <text:p/>
        </draw:connector>
        <draw:frame draw:style-name="gr33" draw:text-style-name="P7" draw:layer="layout" svg:width="2.459cm" svg:height="0.721cm" svg:x="5.629cm" svg:y="1.616cm">
          <draw:text-box>
            <text:p text:style-name="P6"><text:span text:style-name="T5">Release</text:span></text:p>
          </draw:text-box>
        </draw:frame>
        <draw:custom-shape draw:style-name="gr25" draw:text-style-name="P12" draw:layer="layout" svg:width="0.688cm" svg:height="0.926cm" svg:x="18.985cm" svg:y="7.61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12" draw:layer="layout" svg:width="0.688cm" svg:height="0.926cm" svg:x="18.97cm" svg:y="1.9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0" draw:text-style-name="P9" draw:layer="layout" svg:width="2.256cm" svg:height="0.834cm" draw:transform="rotate (1.5707963267949) translate (9.466cm 8.838cm)">
          <draw:text-box>
            <text:p text:style-name="P8"><text:span text:style-name="T5">Grazing</text:span></text:p>
          </draw:text-box>
        </draw:frame>
        <draw:connector draw:style-name="gr34" draw:text-style-name="P12" draw:layer="layout" svg:x1="1.293cm" svg:y1="4.966cm" svg:x2="17.644cm" svg:y2="12.95cm" draw:end-shape="id4" draw:end-glue-point="2" svg:d="m1293 4966v8497h16351v-513" svg:viewBox="0 0 16352 8498">
          <text:p/>
        </draw:connector>
        <draw:frame draw:style-name="gr30" draw:text-style-name="P9" draw:layer="layout" svg:width="3.652cm" svg:height="0.834cm" draw:transform="rotate (1.5707963267949) translate (0.666cm 9.938cm)">
          <draw:text-box>
            <text:p text:style-name="P8"><text:span text:style-name="T5">Remineralization</text:span></text:p>
          </draw:text-box>
        </draw:frame>
        <draw:frame draw:style-name="gr35" draw:layer="layout" svg:width="0.502cm" svg:height="1.187cm" svg:x="24.146cm" svg:y="15.287cm">
          <draw:text-box>
            <text:p/>
          </draw:text-box>
        </draw:frame>
        <draw:polygon draw:style-name="gr7" draw:text-style-name="P1" xml:id="id1" draw:id="id1" draw:layer="layout" svg:width="4.322cm" svg:height="3.774cm" svg:x="8.781cm" svg:y="9.363cm" svg:viewBox="0 0 4323 3775" draw:points="0,0 4323,0 4323,3775 0,3775">
          <text:p/>
        </draw:polygon>
        <draw:rect draw:style-name="gr3" draw:text-style-name="P4" draw:layer="layout" svg:width="1.999cm" svg:height="0.662cm" svg:x="10.063cm" svg:y="10.775cm">
          <text:p text:style-name="P3"><text:span text:style-name="T1"/></text:p>
          <text:p text:style-name="P3"><text:span text:style-name="T1">Nanophytopl.</text:span></text:p>
        </draw:rect>
        <draw:rect draw:style-name="gr6" draw:text-style-name="P5" draw:layer="layout" svg:width="0.311cm" svg:height="0.793cm" svg:x="9.162cm" svg:y="9.474cm">
          <text:p text:style-name="P3"><text:span text:style-name="T2">P</text:span></text:p>
        </draw:rect>
        <draw:rect draw:style-name="gr36" draw:text-style-name="P5" draw:layer="layout" svg:width="3.241cm" svg:height="0.808cm" svg:x="9.923cm" svg:y="9.452cm">
          <text:p text:style-name="P3"><text:span text:style-name="T2">Phytoplankton</text:span></text:p>
        </draw:rect>
        <draw:rect draw:style-name="gr6" draw:text-style-name="P5" draw:layer="layout" svg:width="0.778cm" svg:height="0.739cm" svg:x="8.934cm" svg:y="10.462cm">
          <text:p text:style-name="P3"><text:span text:style-name="T2">P</text:span><text:span text:style-name="T4">i</text:span><text:span text:style-name="T3">(1)</text:span></text:p>
        </draw:rect>
        <draw:rect draw:style-name="gr3" draw:text-style-name="P4" draw:layer="layout" svg:width="1.999cm" svg:height="0.662cm" svg:x="10.063cm" svg:y="11.576cm">
          <text:p text:style-name="P3"><text:span text:style-name="T1">Picophytopl.</text:span></text:p>
        </draw:rect>
        <draw:rect draw:style-name="gr3" draw:text-style-name="P4" draw:layer="layout" svg:width="1.999cm" svg:height="0.662cm" svg:x="10.05cm" svg:y="12.176cm">
          <text:p text:style-name="P3"><text:span text:style-name="T1">Large phytopl.</text:span></text:p>
        </draw:rect>
        <draw:rect draw:style-name="gr6" draw:text-style-name="P5" draw:layer="layout" svg:width="0.778cm" svg:height="0.793cm" svg:x="8.935cm" svg:y="12.148cm">
          <text:p text:style-name="P3"><text:span text:style-name="T2">P</text:span><text:span text:style-name="T4">i</text:span><text:span text:style-name="T3">(4)</text:span></text:p>
        </draw:rect>
        <draw:g>
          <draw:path draw:style-name="gr37" draw:text-style-name="P1" draw:layer="layout" svg:width="0.685cm" svg:height="1.622cm" svg:x="10.955cm" svg:y="7.677cm" svg:viewBox="0 0 686 1623" svg:d="m394 1623c-69-65-415-304-372-396s643-95 643-148c0-60-643-129-643-181-8-54 629-90 622-142s-651-112-644-168 681-109 681-168-659-141-659-193c0-47 610-73 659-113s-299-92-378-114">
            <text:p/>
          </draw:path>
          <draw:g>
            <draw:polygon draw:style-name="gr38" draw:text-style-name="P1" draw:layer="layout" svg:width="0.278cm" svg:height="0.169cm" svg:x="11.696cm" svg:y="6.924cm" svg:viewBox="0 0 279 170" draw:points="279,85 0,170 0,0">
              <text:p/>
            </draw:polygon>
            <draw:polygon draw:style-name="gr38" draw:text-style-name="P1" draw:layer="layout" svg:width="0.262cm" svg:height="0.232cm" svg:x="11.505cm" svg:y="6.587cm" svg:viewBox="0 0 263 233" draw:points="263,0 137,233 0,111">
              <text:p/>
            </draw:polygon>
            <draw:polygon draw:style-name="gr38" draw:text-style-name="P1" draw:layer="layout" svg:width="0.196cm" svg:height="0.239cm" svg:x="11.179cm" svg:y="6.41cm" svg:viewBox="0 0 197 240" draw:points="98,0 197,240 0,240">
              <text:p/>
            </draw:polygon>
            <draw:polygon draw:style-name="gr38" draw:text-style-name="P1" draw:layer="layout" svg:width="0.262cm" svg:height="0.232cm" svg:x="10.792cm" svg:y="6.587cm" svg:viewBox="0 0 263 233" draw:points="0,0 263,111 125,233">
              <text:p/>
            </draw:polygon>
            <draw:polygon draw:style-name="gr38" draw:text-style-name="P1" draw:layer="layout" svg:width="0.278cm" svg:height="0.169cm" svg:x="10.591cm" svg:y="6.924cm" svg:viewBox="0 0 279 170" draw:points="0,85 279,0 279,170">
              <text:p/>
            </draw:polygon>
            <draw:polygon draw:style-name="gr38" draw:text-style-name="P1" draw:layer="layout" svg:width="0.262cm" svg:height="0.232cm" svg:x="10.792cm" svg:y="7.205cm" svg:viewBox="0 0 263 233" draw:points="0,233 125,0 263,121">
              <text:p/>
            </draw:polygon>
            <draw:polygon draw:style-name="gr38" draw:text-style-name="P1" draw:layer="layout" svg:width="0.196cm" svg:height="0.239cm" svg:x="11.179cm" svg:y="7.374cm" svg:viewBox="0 0 197 240" draw:points="101,240 0,0 197,0">
              <text:p/>
            </draw:polygon>
            <draw:polygon draw:style-name="gr38" draw:text-style-name="P1" draw:layer="layout" svg:width="0.262cm" svg:height="0.232cm" svg:x="11.505cm" svg:y="7.205cm" svg:viewBox="0 0 263 233" draw:points="263,233 0,121 137,0">
              <text:p/>
            </draw:polygon>
            <draw:ellipse draw:style-name="gr38" draw:text-style-name="P1" draw:layer="layout" svg:width="0.692cm" svg:height="0.6cm" draw:transform="rotate (-3.14159265358979) translate (11.632cm 7.315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39" draw:text-style-name="P13" draw:layer="layout" svg:width="0.925cm" svg:height="0.67cm" svg:x="10.867cm" svg:y="6.683cm">
          <draw:text-box>
            <text:p><text:span text:style-name="T8">h</text:span><text:span text:style-name="T9">ν</text:span></text:p>
          </draw:text-box>
        </draw:frame>
        <draw:custom-shape draw:style-name="gr25" draw:text-style-name="P12" draw:layer="layout" svg:width="0.688cm" svg:height="0.926cm" svg:x="8.96cm" svg:y="8.3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12" draw:layer="layout" svg:width="0.688cm" svg:height="0.926cm" svg:x="1.293cm" svg:y="2.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12" draw:layer="layout" svg:width="0.688cm" svg:height="0.926cm" svg:x="18.96cm" svg:y="7.5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3" draw:text-style-name="P4" draw:layer="layout" svg:width="1.83cm" svg:height="0.467cm" svg:x="2.56cm" svg:y="5.103cm">
          <text:p text:style-name="P3"><text:span text:style-name="T1">Semi-labile DOM</text:span></text:p>
        </draw:rect>
        <draw:rect draw:style-name="gr6" draw:text-style-name="P5" draw:layer="layout" svg:width="0.801cm" svg:height="0.559cm" svg:x="1.424cm" svg:y="5.055cm">
          <text:p text:style-name="P3"><text:span text:style-name="T2">R</text:span><text:span text:style-name="T4">i</text:span><text:span text:style-name="T3">(2)</text:span></text:p>
        </draw:rect>
        <draw:rect draw:style-name="gr3" draw:text-style-name="P4" draw:layer="layout" svg:width="1.83cm" svg:height="0.467cm" svg:x="2.56cm" svg:y="4.603cm">
          <text:p text:style-name="P3"><text:span text:style-name="T1">Labile DOM</text:span></text:p>
        </draw:rect>
        <draw:rect draw:style-name="gr6" draw:text-style-name="P5" draw:layer="layout" svg:width="0.801cm" svg:height="0.559cm" svg:x="1.424cm" svg:y="4.555cm">
          <text:p text:style-name="P3"><text:span text:style-name="T2">R</text:span><text:span text:style-name="T4">i</text:span><text:span text:style-name="T3">(1)</text:span></text:p>
        </draw:rect>
        <draw:rect draw:style-name="gr6" draw:text-style-name="P5" draw:layer="layout" svg:width="0.801cm" svg:height="0.559cm" svg:x="1.435cm" svg:y="6.043cm">
          <text:p text:style-name="P3"><text:span text:style-name="T2">R</text:span><text:span text:style-name="T4">i</text:span><text:span text:style-name="T3">(6)</text:span></text:p>
        </draw:rect>
        <draw:rect draw:style-name="gr3" draw:text-style-name="P4" draw:layer="layout" svg:width="1.83cm" svg:height="0.467cm" svg:x="2.562cm" svg:y="6.106cm">
          <text:p text:style-name="P3"><text:span text:style-name="T1">Particulate detritus</text:span></text:p>
        </draw:rect>
        <draw:connector draw:style-name="gr32" draw:text-style-name="P12" draw:layer="layout" draw:type="lines" svg:x1="13.355cm" svg:y1="4.457cm" svg:x2="15.619cm" svg:y2="4.436cm" svg:d="m13355 4457v0l2264-21v0" svg:viewBox="0 0 2265 22">
          <text:p/>
        </draw:connector>
        <draw:connector draw:style-name="gr40" draw:text-style-name="P12" draw:layer="layout" draw:type="lines" svg:x1="12.212cm" svg:y1="7.781cm" svg:x2="12.216cm" svg:y2="9.196cm" svg:d="m12212 7781v0l4 1415v0" svg:viewBox="0 0 5 1416">
          <text:p/>
        </draw:connector>
        <draw:frame draw:style-name="gr41" draw:text-style-name="P12" draw:layer="layout" svg:width="3.906cm" svg:height="1.452cm" svg:x="16.169cm" svg:y="14.276cm">
          <draw:image xlink:href="Pictures/1000020100000A36000003CCD55283A6.png" xlink:type="simple" xlink:show="embed" xlink:actuate="onLoad">
            <text:p/>
          </draw:image>
        </draw:frame>
        <draw:frame draw:style-name="gr39" draw:text-style-name="P14" draw:layer="layout" svg:width="8.587cm" svg:height="0.645cm" svg:x="1.367cm" svg:y="16.642cm">
          <draw:text-box>
            <text:p><text:span text:style-name="T10"><text:s text:c="4"/></text:span><text:span text:style-name="T10">2013 BFM System Team http://bfm-community.eu</text:span></text:p>
          </draw:text-box>
        </draw:frame>
        <draw:frame draw:style-name="gr41" draw:text-style-name="P12" draw:layer="layout" svg:width="0.472cm" svg:height="0.472cm" svg:x="1.495cm" svg:y="16.715cm">
          <draw:image xlink:href="Pictures/10000000000000E1000000E1835DDBBE.png" xlink:type="simple" xlink:show="embed" xlink:actuate="onLoad">
            <text:p/>
          </draw:image>
        </draw:frame>
        <presentation:notes draw:style-name="dp2">
          <draw:page-thumbnail draw:style-name="gr42" draw:layer="layout" svg:width="14.848cm" svg:height="11.135cm" svg:x="3.07cm" svg:y="2.257cm" draw:page-number="1" presentation:class="page"/>
          <draw:frame presentation:style-name="pr1" draw:layer="layout" svg:width="16.79cm" svg:height="13.365cm" svg:x="2.098cm" svg:y="14.107cm" presentation:class="notes" presentation:placeholder="true">
            <draw:text-box/>
          </draw:frame>
        </presentation:notes>
      </draw:page>
      <draw:page draw:name="page2" draw:style-name="dp1" draw:master-page-name="Default">
        <office:forms form:automatic-focus="false" form:apply-design-mode="false"/>
        <draw:connector draw:style-name="gr43" draw:text-style-name="P12" draw:layer="layout" draw:type="lines" svg:x1="3.278cm" svg:y1="3.148cm" svg:x2="5.542cm" svg:y2="3.127cm" svg:d="m3278 3148v0l2264-21v0" svg:viewBox="0 0 2265 22">
          <text:p/>
        </draw:connector>
        <draw:connector draw:style-name="gr34" draw:text-style-name="P12" draw:layer="layout" svg:x1="1.294cm" svg:y1="4.967cm" svg:x2="17.645cm" svg:y2="12.951cm" svg:d="m1294 4967v8497h16351v-513" svg:viewBox="0 0 16352 8498">
          <text:p/>
        </draw:connector>
        <draw:g>
          <draw:polygon draw:style-name="gr1" draw:text-style-name="P1" draw:layer="layout" svg:width="4.55cm" svg:height="4.302cm" svg:x="8.895cm" svg:y="4.969cm" svg:viewBox="0 0 4551 4303" draw:points="4098,0 4181,5 4269,36 4352,70 4421,125 4477,188 4515,271 4543,349 4551,431 4551,3872 4543,3954 4515,4032 4477,4113 4421,4177 4352,4232 4269,4267 4181,4293 4098,4303 454,4303 369,4293 282,4267 198,4232 129,4177 75,4113 36,4032 7,3954 0,3872 0,431 7,349 36,271 75,188 129,125 198,70 282,36 369,5 454,0">
            <text:p/>
          </draw:polygon>
          <draw:line draw:style-name="gr2" draw:text-style-name="P2" draw:layer="layout" svg:x1="8.898cm" svg:y1="5.974cm" svg:x2="13.433cm" svg:y2="5.983cm">
            <text:p/>
          </draw:line>
          <draw:line draw:style-name="gr2" draw:text-style-name="P2" draw:layer="layout" svg:x1="10.003cm" svg:y1="9.275cm" svg:x2="10.006cm" svg:y2="4.967cm">
            <text:p/>
          </draw:line>
          <draw:rect draw:style-name="gr3" draw:text-style-name="P4" draw:layer="layout" svg:width="1.984cm" svg:height="0.582cm" svg:x="10.211cm" svg:y="6.11cm">
            <text:p text:style-name="P3"><text:span text:style-name="T1"/></text:p>
            <text:p text:style-name="P3"><text:span text:style-name="T1">Phosphate</text:span></text:p>
          </draw:rect>
          <draw:rect draw:style-name="gr4" draw:text-style-name="P4" draw:layer="layout" svg:width="1.23cm" svg:height="0.584cm" svg:x="10.211cm" svg:y="6.739cm">
            <text:p text:style-name="P3"><text:span text:style-name="T1"/></text:p>
            <text:p text:style-name="P3"><text:span text:style-name="T1">Nitrate</text:span></text:p>
          </draw:rect>
          <draw:rect draw:style-name="gr4" draw:text-style-name="P4" draw:layer="layout" svg:width="2.14cm" svg:height="0.584cm" svg:x="10.211cm" svg:y="7.259cm">
            <text:p text:style-name="P3"><text:span text:style-name="T1"/></text:p>
            <text:p text:style-name="P3"><text:span text:style-name="T1">Ammonium</text:span></text:p>
          </draw:rect>
          <draw:rect draw:style-name="gr5" draw:text-style-name="P4" draw:layer="layout" svg:width="1.792cm" svg:height="0.583cm" svg:x="10.211cm" svg:y="7.886cm">
            <text:p text:style-name="P3"><text:span text:style-name="T1"/></text:p>
            <text:p text:style-name="P3"><text:span text:style-name="T1">Silicate</text:span></text:p>
          </draw:rect>
          <draw:rect draw:style-name="gr6" draw:text-style-name="P5" draw:layer="layout" svg:width="0.335cm" svg:height="0.697cm" svg:x="9.272cm" svg:y="5.198cm">
            <text:p text:style-name="P3"><text:span text:style-name="T2">N</text:span></text:p>
          </draw:rect>
          <draw:rect draw:style-name="gr6" draw:text-style-name="P5" draw:layer="layout" svg:width="3.536cm" svg:height="0.697cm" svg:x="10.003cm" svg:y="5.198cm">
            <text:p text:style-name="P3"><text:span text:style-name="T2">Inorg. Nutrients</text:span></text:p>
          </draw:rect>
          <draw:rect draw:style-name="gr6" draw:text-style-name="P5" draw:layer="layout" svg:width="0.714cm" svg:height="0.697cm" svg:x="9.072cm" svg:y="6.008cm">
            <text:p text:style-name="P3"><text:span text:style-name="T2"/></text:p>
            <text:p text:style-name="P3"><text:span text:style-name="T2">N</text:span><text:span text:style-name="T3">(1)</text:span></text:p>
          </draw:rect>
          <draw:rect draw:style-name="gr6" draw:text-style-name="P5" draw:layer="layout" svg:width="0.714cm" svg:height="0.698cm" svg:x="9.072cm" svg:y="6.625cm">
            <text:p text:style-name="P3"><text:span text:style-name="T2"/></text:p>
            <text:p text:style-name="P3"><text:span text:style-name="T2">N</text:span><text:span text:style-name="T3">(3)</text:span></text:p>
          </draw:rect>
          <draw:rect draw:style-name="gr6" draw:text-style-name="P5" draw:layer="layout" svg:width="0.714cm" svg:height="0.698cm" svg:x="9.072cm" svg:y="7.772cm">
            <text:p text:style-name="P3"><text:span text:style-name="T2"/></text:p>
            <text:p text:style-name="P3"><text:span text:style-name="T2">N</text:span><text:span text:style-name="T3">(5)</text:span></text:p>
          </draw:rect>
          <draw:rect draw:style-name="gr6" draw:text-style-name="P5" draw:layer="layout" svg:width="0.714cm" svg:height="0.698cm" svg:x="9.072cm" svg:y="7.21cm">
            <text:p text:style-name="P3"><text:span text:style-name="T2"/></text:p>
            <text:p text:style-name="P3"><text:span text:style-name="T2">N</text:span><text:span text:style-name="T3">(4)</text:span></text:p>
          </draw:rect>
          <draw:rect draw:style-name="gr5" draw:text-style-name="P4" draw:layer="layout" svg:width="1.792cm" svg:height="0.583cm" svg:x="10.212cm" svg:y="8.486cm">
            <text:p text:style-name="P3"><text:span text:style-name="T1"/></text:p>
            <text:p text:style-name="P3"><text:span text:style-name="T1">Bioav. Iron</text:span></text:p>
          </draw:rect>
          <draw:rect draw:style-name="gr6" draw:text-style-name="P5" draw:layer="layout" svg:width="0.714cm" svg:height="0.698cm" svg:x="9.073cm" svg:y="8.372cm">
            <text:p text:style-name="P3"><text:span text:style-name="T2"/></text:p>
            <text:p text:style-name="P3"><text:span text:style-name="T2">N</text:span><text:span text:style-name="T3">(7)</text:span></text:p>
          </draw:rect>
        </draw:g>
        <draw:g>
          <draw:rect draw:style-name="gr6" draw:text-style-name="P5" draw:layer="layout" svg:width="0.287cm" svg:height="0.559cm" svg:x="7.452cm" svg:y="16.256cm">
            <text:p text:style-name="P3"><text:span text:style-name="T2">Z</text:span></text:p>
          </draw:rect>
          <draw:polygon draw:style-name="gr26" draw:text-style-name="P1" draw:layer="layout" svg:width="4.911cm" svg:height="3.538cm" svg:x="7.069cm" svg:y="16.188cm" svg:viewBox="0 0 4912 3539" draw:points="0,0 4912,0 4912,3539 0,3539">
            <text:p/>
          </draw:polygon>
          <draw:line draw:style-name="gr7" draw:text-style-name="P2" draw:layer="layout" svg:x1="8.142cm" svg:y1="16.188cm" svg:x2="8.142cm" svg:y2="19.655cm">
            <text:p/>
          </draw:line>
          <draw:line draw:style-name="gr7" draw:text-style-name="P2" draw:layer="layout" svg:x1="7.069cm" svg:y1="16.883cm" svg:x2="11.986cm" svg:y2="16.883cm">
            <text:p/>
          </draw:line>
          <draw:rect draw:style-name="gr3" draw:text-style-name="P4" draw:layer="layout" svg:width="2.548cm" svg:height="0.467cm" svg:x="8.346cm" svg:y="18.781cm">
            <text:p text:style-name="P3"><text:span text:style-name="T1">Heterotrophic</text:span></text:p>
          </draw:rect>
          <draw:rect draw:style-name="gr4" draw:text-style-name="P4" draw:layer="layout" svg:width="2.818cm" svg:height="0.468cm" svg:x="8.346cm" svg:y="19.125cm">
            <text:p text:style-name="P3"><text:span text:style-name="T1">nanoflagellates</text:span></text:p>
          </draw:rect>
          <draw:rect draw:style-name="gr6" draw:text-style-name="P5" draw:layer="layout" svg:width="4cm" svg:height="0.559cm" svg:x="8.007cm" svg:y="16.266cm">
            <text:p text:style-name="P3"><text:span text:style-name="T2">Zooplankton</text:span></text:p>
          </draw:rect>
          <draw:rect draw:style-name="gr6" draw:text-style-name="P5" draw:layer="layout" svg:width="0.753cm" svg:height="0.559cm" svg:x="7.161cm" svg:y="18.207cm">
            <text:p text:style-name="P3"><text:span text:style-name="T2">Z</text:span><text:span text:style-name="T4">i</text:span><text:span text:style-name="T3">(5)</text:span></text:p>
          </draw:rect>
          <draw:rect draw:style-name="gr6" draw:text-style-name="P5" draw:layer="layout" svg:width="0.753cm" svg:height="0.559cm" svg:x="7.161cm" svg:y="18.942cm">
            <text:p text:style-name="P3"><text:span text:style-name="T2">Z</text:span><text:span text:style-name="T4">i</text:span><text:span text:style-name="T3">(6)</text:span></text:p>
          </draw:rect>
          <draw:rect draw:style-name="gr3" draw:text-style-name="P4" draw:layer="layout" svg:width="2.548cm" svg:height="0.467cm" svg:x="8.346cm" svg:y="18.189cm">
            <text:p text:style-name="P3"><text:span text:style-name="T1">Microzooplankton</text:span></text:p>
          </draw:rect>
          <draw:rect draw:style-name="gr6" draw:text-style-name="P5" draw:layer="layout" svg:width="0.753cm" svg:height="0.486cm" svg:x="7.161cm" svg:y="17.67cm">
            <text:p text:style-name="P3"><text:span text:style-name="T2">Z</text:span><text:span text:style-name="T4">i</text:span><text:span text:style-name="T3">(4)</text:span></text:p>
          </draw:rect>
          <draw:rect draw:style-name="gr3" draw:text-style-name="P4" draw:layer="layout" svg:width="2.408cm" svg:height="0.467cm" svg:x="8.346cm" svg:y="17.663cm">
            <text:p text:style-name="P3"><text:span text:style-name="T1">Omnivorous Meso.</text:span></text:p>
          </draw:rect>
          <draw:rect draw:style-name="gr6" draw:text-style-name="P5" draw:layer="layout" svg:width="0.753cm" svg:height="0.486cm" svg:x="7.162cm" svg:y="17.071cm">
            <text:p text:style-name="P3"><text:span text:style-name="T2">Z</text:span><text:span text:style-name="T4">i</text:span><text:span text:style-name="T3">(4)</text:span></text:p>
          </draw:rect>
          <draw:rect draw:style-name="gr3" draw:text-style-name="P4" draw:layer="layout" svg:width="2.408cm" svg:height="0.467cm" svg:x="8.347cm" svg:y="17.064cm">
            <text:p text:style-name="P3"><text:span text:style-name="T1">Carnivorous Meso.</text:span></text:p>
          </draw:rect>
        </draw:g>
        <presentation:notes draw:style-name="dp2">
          <draw:page-thumbnail draw:style-name="gr42" draw:layer="layout" svg:width="14.848cm" svg:height="11.135cm" svg:x="3.07cm" svg:y="2.257cm" draw:page-number="2" presentation:class="page"/>
          <draw:frame presentation:style-name="pr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2" draw:display-name="Arrowheads 12" svg:viewBox="0 0 395 395" svg:d="m197 0 198 395h-395z"/>
    <draw:marker draw:name="Arrowheads_20_13" draw:display-name="Arrowheads 13" svg:viewBox="0 0 395 395" svg:d="m197 0 198 395h-395z"/>
    <draw:marker draw:name="Arrowheads_20_15" draw:display-name="Arrowheads 15" svg:viewBox="0 0 1131 902" svg:d="m564 0-564 902h1131z"/>
    <draw:marker draw:name="Arrowheads_20_17" draw:display-name="Arrowheads 17" svg:viewBox="0 0 1131 2256" svg:d="m1127 2120-449-2006-9-42-25-39-38-25-38-8-43 8-38 25-25 39-9 42-449 2006v13l-4 9 9 42 25 38 38 25 42 9h903l42-9 38-25 26-38 8-42v-9z"/>
    <draw:marker draw:name="msArrowEnd_20_9" draw:display-name="msArrowEnd 9" svg:viewBox="0 0 350 350" svg:d="m175 0 175 350h-350z"/>
    <draw:stroke-dash draw:name="Dash_20_5" draw:display-name="Dash 5" draw:style="rect" draw:dots2="1" draw:dots2-length="0.316cm" draw:distance="0.237cm"/>
    <draw:stroke-dash draw:name="Dash_20_6" draw:display-name="Dash 6" draw:style="rect" draw:dots1="1" draw:dots1-length="0.079cm" draw:distance="0.079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Nimbus Sans 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Nimbus Sans 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Nimbus Sans 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Nimbus Sans 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Nimbus Sans 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45cm" fo:margin-left="1cm" fo:margin-right="1cm" fo:page-width="21cm" fo:page-height="29.7cm" style:print-orientation="portrait"/>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3.508cm" svg:height="4.962cm" svg:x="3.529cm" svg:y="2.049cm"/>
      <draw:page-thumbnail draw:layer="backgroundobjects" svg:width="3.508cm" svg:height="4.962cm" svg:x="3.529cm" svg:y="8.012cm"/>
      <draw:page-thumbnail draw:layer="backgroundobjects" svg:width="3.508cm" svg:height="4.962cm" svg:x="3.529cm" svg:y="13.975cm"/>
      <draw:page-thumbnail draw:layer="backgroundobjects" svg:width="3.508cm" svg:height="4.962cm" svg:x="13.096cm" svg:y="2.049cm"/>
      <draw:page-thumbnail draw:layer="backgroundobjects" svg:width="3.508cm" svg:height="4.962cm" svg:x="13.096cm" svg:y="8.012cm"/>
      <draw:page-thumbnail draw:layer="backgroundobjects" svg:width="3.508cm" svg:height="4.962cm" svg:x="13.096cm" svg:y="13.975cm"/>
      <draw:page-thumbnail draw:layer="backgroundobjects" svg:width="3.508cm" svg:height="4.962cm" svg:x="22.663cm" svg:y="2.049cm"/>
      <draw:page-thumbnail draw:layer="backgroundobjects" svg:width="3.508cm" svg:height="4.962cm" svg:x="22.663cm" svg:y="8.012cm"/>
      <draw:page-thumbnail draw:layer="backgroundobjects" svg:width="3.508cm" svg:height="4.962cm" svg:x="22.663cm" svg:y="13.975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5.804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4cm" svg:y="19.13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1.2$MacOSX_x86 LibreOffice_project/84102822e3d61eb989ddd325abf1ac077904985</meta:generator>
    <meta:creation-date>2006-05-30T01:02:08</meta:creation-date>
    <dc:date>2013-03-14T17:31:43</dc:date>
    <dc:language>en-US</dc:language>
    <meta:editing-cycles>42</meta:editing-cycles>
    <meta:editing-duration>P1DT11H15M29S</meta:editing-duration>
    <meta:print-date>2011-08-03T15:02:47</meta:print-date>
    <meta:document-statistic meta:object-count="217"/>
    <meta:user-defined meta:name="Info 1"/>
    <meta:user-defined meta:name="Info 2"/>
    <meta:user-defined meta:name="Info 3"/>
    <meta:user-defined meta:name="Info 4"/>
  </office:meta>
</office:document-meta>
</file>